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94"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95"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11/22</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2</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text:s/></text:p>
      <text:p text:style-name="P91">ÍNDICE DE LAS LÍNEAS AL ELIMINAR UNA. MIRARLO BIEN</text:p>
      <text:p text:style-name="P92"/>
      <text:p text:style-name="P93"/>
      <text:p text:style-name="Standard"><text:span text:style-name="T94">pip install opencv-contrib-python</text:span></text:p>
      <text:p text:style-name="Standard"/>
      <text:p text:style-name="Standard"/>
      <text:p text:style-name="Standard"/>
      <text:p text:style-name="P95">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09T12:25:00Z</dc:date>
    <meta:template xlink:href="Normal.dotm" xlink:type="simple"/>
    <meta:editing-cycles>100</meta:editing-cycles>
    <meta:editing-duration>PT216060S</meta:editing-duration>
    <meta:document-statistic meta:page-count="6" meta:paragraph-count="29" meta:word-count="2289" meta:character-count="14854" meta:row-count="104" meta:non-whitespace-character-count="12594"/>
  </office:meta>
</office:document-meta>
</file>